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paragraph-rsid="000cefd4"/>
    </style:style>
    <style:style style:name="P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7" style:family="paragraph" style:parent-style-name="Standard">
      <style:text-properties style:font-name="TlwgTypewriter" officeooo:paragraph-rsid="001e1e6f"/>
    </style:style>
    <style:style style:name="P8" style:family="paragraph" style:parent-style-name="Standard">
      <style:paragraph-properties fo:text-align="justify" style:justify-single-word="false"/>
      <style:text-properties style:font-name="TlwgTypewriter" officeooo:rsid="002b19bf" officeooo:paragraph-rsid="002b19bf"/>
    </style:style>
    <style:style style:name="P9" style:family="paragraph" style:parent-style-name="Standard">
      <style:text-properties style:font-name="TlwgTypewriter" officeooo:rsid="002b19bf" officeooo:paragraph-rsid="001e1e6f"/>
    </style:style>
    <style:style style:name="P10" style:family="paragraph" style:parent-style-name="Standard">
      <style:paragraph-properties fo:text-align="start" style:justify-single-word="false"/>
      <style:text-properties style:font-name="TlwgTypewriter" officeooo:rsid="002b19bf" officeooo:paragraph-rsid="002e1ea9"/>
    </style:style>
    <style:style style:name="P11" style:family="paragraph" style:parent-style-name="Standard">
      <style:paragraph-properties fo:text-align="start" style:justify-single-word="false"/>
      <style:text-properties style:font-name="TlwgTypewriter" officeooo:rsid="002b19bf" officeooo:paragraph-rsid="002e564a"/>
    </style:style>
    <style:style style:name="P12" style:family="paragraph" style:parent-style-name="Standard">
      <style:paragraph-properties fo:text-align="start" style:justify-single-word="false"/>
      <style:text-properties style:font-name="TlwgTypewriter" officeooo:rsid="002b19bf" officeooo:paragraph-rsid="002fc215"/>
    </style:style>
    <style:style style:name="P13" style:family="paragraph" style:parent-style-name="Standard">
      <style:paragraph-properties fo:text-align="start" style:justify-single-word="false"/>
      <style:text-properties style:font-name="TlwgTypewriter" officeooo:rsid="002b19bf" officeooo:paragraph-rsid="00303483"/>
    </style:style>
    <style:style style:name="P14" style:family="paragraph" style:parent-style-name="Standard">
      <style:text-properties style:font-name="TlwgTypewriter" officeooo:paragraph-rsid="002e1ea9"/>
    </style:style>
    <style:style style:name="P15" style:family="paragraph" style:parent-style-name="Standard">
      <style:text-properties style:font-name="TlwgTypewriter" officeooo:rsid="002e1ea9" officeooo:paragraph-rsid="002e1ea9"/>
    </style:style>
    <style:style style:name="P16" style:family="paragraph" style:parent-style-name="Standard">
      <style:paragraph-properties fo:text-align="start" style:justify-single-word="false"/>
      <style:text-properties style:font-name="TlwgTypewriter" officeooo:rsid="002e564a" officeooo:paragraph-rsid="002e564a"/>
    </style:style>
    <style:style style:name="P17" style:family="paragraph" style:parent-style-name="Standard">
      <style:text-properties style:font-name="TlwgTypewriter" officeooo:paragraph-rsid="002e564a"/>
    </style:style>
    <style:style style:name="P18" style:family="paragraph" style:parent-style-name="Standard">
      <style:paragraph-properties fo:text-align="start" style:justify-single-word="false"/>
      <style:text-properties style:font-name="TlwgTypewriter" officeooo:rsid="002fc215" officeooo:paragraph-rsid="002fc215"/>
    </style:style>
    <style:style style:name="P19" style:family="paragraph" style:parent-style-name="Standard">
      <style:text-properties style:font-name="TlwgTypewriter" officeooo:paragraph-rsid="002fc215"/>
    </style:style>
    <style:style style:name="P20" style:family="paragraph" style:parent-style-name="Standard">
      <style:text-properties style:font-name="TlwgTypewriter" officeooo:paragraph-rsid="00303483"/>
    </style:style>
    <style:style style:name="P21" style:family="paragraph" style:parent-style-name="Table_20_Contents">
      <style:text-properties style:font-name="TlwgTypewriter" officeooo:rsid="000cefd4" officeooo:paragraph-rsid="000cefd4"/>
    </style:style>
    <style:style style:name="P22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23" style:family="paragraph" style:parent-style-name="Table_20_Contents">
      <style:text-properties style:font-name="TlwgTypewriter" fo:font-weight="bold" officeooo:rsid="000cefd4" officeooo:paragraph-rsid="002e1ea9" style:font-weight-asian="bold" style:font-weight-complex="bold"/>
    </style:style>
    <style:style style:name="P24" style:family="paragraph" style:parent-style-name="Table_20_Contents">
      <style:text-properties style:font-name="TlwgTypewriter" fo:font-weight="bold" officeooo:rsid="000cefd4" officeooo:paragraph-rsid="002e564a" style:font-weight-asian="bold" style:font-weight-complex="bold"/>
    </style:style>
    <style:style style:name="P25" style:family="paragraph" style:parent-style-name="Table_20_Contents">
      <style:text-properties style:font-name="TlwgTypewriter" fo:font-weight="bold" officeooo:rsid="000cefd4" officeooo:paragraph-rsid="002fc215" style:font-weight-asian="bold" style:font-weight-complex="bold"/>
    </style:style>
    <style:style style:name="P26" style:family="paragraph" style:parent-style-name="Table_20_Contents">
      <style:text-properties style:font-name="TlwgTypewriter" fo:font-weight="bold" officeooo:rsid="000cefd4" officeooo:paragraph-rsid="00303483" style:font-weight-asian="bold" style:font-weight-complex="bold"/>
    </style:style>
    <style:style style:name="P27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1ea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564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fc21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303483" style:font-weight-asian="bold" style:font-weight-complex="bold"/>
    </style:style>
    <style:style style:name="P33" style:family="paragraph" style:parent-style-name="Table_20_Contents">
      <style:text-properties style:font-name="TlwgTypewriter" fo:font-weight="bold" officeooo:rsid="002b31e4" officeooo:paragraph-rsid="002e1ea9" style:font-weight-asian="bold" style:font-weight-complex="bold"/>
    </style:style>
    <style:style style:name="P34" style:family="paragraph" style:parent-style-name="Table_20_Contents">
      <style:text-properties style:font-name="TlwgTypewriter" fo:font-weight="bold" officeooo:rsid="002b31e4" officeooo:paragraph-rsid="002e564a" style:font-weight-asian="bold" style:font-weight-complex="bold"/>
    </style:style>
    <style:style style:name="P35" style:family="paragraph" style:parent-style-name="Table_20_Contents">
      <style:text-properties style:font-name="TlwgTypewriter" fo:font-weight="bold" officeooo:rsid="002b31e4" officeooo:paragraph-rsid="002fc215" style:font-weight-asian="bold" style:font-weight-complex="bold"/>
    </style:style>
    <style:style style:name="P36" style:family="paragraph" style:parent-style-name="Table_20_Contents">
      <style:text-properties style:font-name="TlwgTypewriter" fo:font-weight="bold" officeooo:rsid="002b31e4" officeooo:paragraph-rsid="00303483" style:font-weight-asian="bold" style:font-weight-complex="bold"/>
    </style:style>
    <style:style style:name="P37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38" style:family="paragraph" style:parent-style-name="Table_20_Contents">
      <style:text-properties style:font-name="TlwgTypewriter" fo:font-weight="bold" officeooo:rsid="001e1e6f" officeooo:paragraph-rsid="002e1ea9" style:font-weight-asian="bold" style:font-weight-complex="bold"/>
    </style:style>
    <style:style style:name="P39" style:family="paragraph" style:parent-style-name="Table_20_Contents">
      <style:text-properties style:font-name="TlwgTypewriter" fo:font-weight="bold" officeooo:rsid="001e1e6f" officeooo:paragraph-rsid="002e564a" style:font-weight-asian="bold" style:font-weight-complex="bold"/>
    </style:style>
    <style:style style:name="P40" style:family="paragraph" style:parent-style-name="Table_20_Contents">
      <style:text-properties style:font-name="TlwgTypewriter" fo:font-weight="bold" officeooo:rsid="001e1e6f" officeooo:paragraph-rsid="002fc215" style:font-weight-asian="bold" style:font-weight-complex="bold"/>
    </style:style>
    <style:style style:name="P41" style:family="paragraph" style:parent-style-name="Table_20_Contents">
      <style:text-properties style:font-name="TlwgTypewriter" fo:font-weight="bold" officeooo:rsid="001e1e6f" officeooo:paragraph-rsid="00303483" style:font-weight-asian="bold" style:font-weight-complex="bold"/>
    </style:style>
    <style:style style:name="P42" style:family="paragraph" style:parent-style-name="Table_20_Contents">
      <style:text-properties style:font-name="TlwgTypewriter" fo:font-weight="bold" officeooo:rsid="002e1ea9" officeooo:paragraph-rsid="002e1ea9" style:font-weight-asian="bold" style:font-weight-complex="bold"/>
    </style:style>
    <style:style style:name="P43" style:family="paragraph" style:parent-style-name="Table_20_Contents">
      <style:text-properties style:font-name="TlwgTypewriter" fo:font-weight="bold" officeooo:rsid="002e564a" officeooo:paragraph-rsid="002e564a" style:font-weight-asian="bold" style:font-weight-complex="bold"/>
    </style:style>
    <style:style style:name="P44" style:family="paragraph" style:parent-style-name="Table_20_Contents">
      <style:text-properties style:font-name="TlwgTypewriter" fo:font-weight="bold" officeooo:rsid="002e564a" officeooo:paragraph-rsid="002fc215" style:font-weight-asian="bold" style:font-weight-complex="bold"/>
    </style:style>
    <style:style style:name="P45" style:family="paragraph" style:parent-style-name="Table_20_Contents">
      <style:text-properties style:font-name="TlwgTypewriter" fo:font-weight="bold" officeooo:rsid="002e564a" officeooo:paragraph-rsid="00303483" style:font-weight-asian="bold" style:font-weight-complex="bold"/>
    </style:style>
    <style:style style:name="P46" style:family="paragraph" style:parent-style-name="Table_20_Contents">
      <style:text-properties style:font-name="TlwgTypewriter" officeooo:rsid="001e1e6f" officeooo:paragraph-rsid="001e1e6f"/>
    </style:style>
    <style:style style:name="P47" style:family="paragraph" style:parent-style-name="Table_20_Contents">
      <style:text-properties style:font-name="TlwgTypewriter" officeooo:rsid="002e1ea9" officeooo:paragraph-rsid="002e1ea9"/>
    </style:style>
    <style:style style:name="P48" style:family="paragraph" style:parent-style-name="Table_20_Contents">
      <style:text-properties style:font-name="TlwgTypewriter" officeooo:rsid="002e564a" officeooo:paragraph-rsid="002e564a"/>
    </style:style>
    <style:style style:name="P49" style:family="paragraph" style:parent-style-name="Table_20_Contents">
      <style:text-properties style:font-name="TlwgTypewriter" officeooo:rsid="002e564a" officeooo:paragraph-rsid="002fc215"/>
    </style:style>
    <style:style style:name="P50" style:family="paragraph" style:parent-style-name="Table_20_Contents">
      <style:text-properties style:font-name="TlwgTypewriter" officeooo:rsid="002e564a" officeooo:paragraph-rsid="00303483"/>
    </style:style>
    <style:style style:name="P51" style:family="paragraph" style:parent-style-name="Table_20_Contents">
      <style:text-properties style:font-name="TlwgTypewriter" officeooo:rsid="002fc215" officeooo:paragraph-rsid="002fc215"/>
    </style:style>
    <style:style style:name="P52" style:family="paragraph" style:parent-style-name="Table_20_Contents">
      <style:text-properties style:font-name="TlwgTypewriter" officeooo:rsid="002fc215" officeooo:paragraph-rsid="00303483"/>
    </style:style>
    <style:style style:name="P53" style:family="paragraph" style:parent-style-name="Table_20_Contents">
      <style:text-properties fo:color="#000000" style:font-name="TlwgTypewriter" officeooo:rsid="00309d17" officeooo:paragraph-rsid="001e1e6f"/>
    </style:style>
    <style:style style:name="P54" style:family="paragraph" style:parent-style-name="Table_20_Contents">
      <style:text-properties fo:color="#000000" style:font-name="TlwgTypewriter" officeooo:paragraph-rsid="001e1e6f"/>
    </style:style>
    <style:style style:name="P55" style:family="paragraph" style:parent-style-name="Table_20_Contents">
      <style:text-properties fo:color="#000000" style:font-name="TlwgTypewriter" officeooo:rsid="002b31e4" officeooo:paragraph-rsid="001e1e6f"/>
    </style:style>
    <style:style style:name="P56" style:family="paragraph" style:parent-style-name="Table_20_Contents">
      <style:text-properties fo:color="#000000" style:font-name="TlwgTypewriter" officeooo:rsid="002e1ea9" officeooo:paragraph-rsid="002e1ea9"/>
    </style:style>
    <style:style style:name="P57" style:family="paragraph" style:parent-style-name="Table_20_Contents">
      <style:text-properties fo:color="#000000" style:font-name="TlwgTypewriter" officeooo:rsid="002e564a" officeooo:paragraph-rsid="002e564a"/>
    </style:style>
    <style:style style:name="P58" style:family="paragraph" style:parent-style-name="Table_20_Contents">
      <style:text-properties fo:color="#000000" style:font-name="TlwgTypewriter" officeooo:rsid="002e564a" officeooo:paragraph-rsid="002fc215"/>
    </style:style>
    <style:style style:name="P59" style:family="paragraph" style:parent-style-name="Table_20_Contents">
      <style:text-properties fo:color="#000000" style:font-name="TlwgTypewriter" officeooo:rsid="002e564a" officeooo:paragraph-rsid="00303483"/>
    </style:style>
    <style:style style:name="P60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1e1e6f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1ea9" style:font-weight-asian="bold" style:font-weight-complex="bold"/>
    </style:style>
    <style:style style:name="P62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564a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fc215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303483" style:font-weight-asian="bold" style:font-weight-complex="bold"/>
    </style:style>
    <style:style style:name="P65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66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68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69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  <style:style style:name="T5" style:family="text">
      <style:text-properties officeooo:rsid="0031aa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CASOS DE USO</text:p>
      <text:p text:style-name="P65">#1 Alto nive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Nombre</text:p>
          </table:table-cell>
          <table:table-cell table:style-name="Tabla1.B1" office:value-type="string">
            <text:p text:style-name="P47">Inicio Sesión</text:p>
          </table:table-cell>
        </table:table-row>
        <table:table-row>
          <table:table-cell table:style-name="Tabla1.A2" office:value-type="string">
            <text:p text:style-name="P22">Código</text:p>
          </table:table-cell>
          <table:table-cell table:style-name="Tabla1.B2" office:value-type="string">
            <text:p text:style-name="P21"><text:span text:style-name="T1">CU</text:span>001</text:p>
          </table:table-cell>
        </table:table-row>
        <table:table-row>
          <table:table-cell table:style-name="Tabla1.A2" office:value-type="string">
            <text:p text:style-name="P22">Actores</text:p>
          </table:table-cell>
          <table:table-cell table:style-name="Tabla1.B2" office:value-type="string">
            <text:p text:style-name="P47">Empleado</text:p>
          </table:table-cell>
        </table:table-row>
        <table:table-row>
          <table:table-cell table:style-name="Tabla1.A2" office:value-type="string">
            <text:p text:style-name="P22">Descripción</text:p>
          </table:table-cell>
          <table:table-cell table:style-name="Tabla1.B2" office:value-type="string">
            <text:p text:style-name="P47">El empleado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22">Tipo</text:p>
          </table:table-cell>
          <table:table-cell table:style-name="Tabla1.B2" office:value-type="string">
            <text:p text:style-name="P47">Primario</text:p>
          </table:table-cell>
        </table:table-row>
      </table:table>
      <text:p text:style-name="P1"/>
      <text:p text:style-name="P2">Expandido</text:p>
      <text:p text:style-name="P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7">Código</text:p>
          </table:table-cell>
          <table:table-cell table:style-name="Tabla33.B1" office:value-type="string">
            <text:p text:style-name="P55">CU0<text:span text:style-name="T2">01</text:span></text:p>
          </table:table-cell>
        </table:table-row>
        <table:table-row>
          <table:table-cell table:style-name="Tabla33.A2" office:value-type="string">
            <text:p text:style-name="P27">Caso de uso</text:p>
          </table:table-cell>
          <table:table-cell table:style-name="Tabla33.B2" office:value-type="string">
            <text:p text:style-name="P56">Inicio Sesión</text:p>
          </table:table-cell>
        </table:table-row>
        <table:table-row>
          <table:table-cell table:style-name="Tabla33.A2" office:value-type="string">
            <text:p text:style-name="P27">Actores</text:p>
          </table:table-cell>
          <table:table-cell table:style-name="Tabla33.B2" office:value-type="string">
            <text:p text:style-name="P56">Empleado</text:p>
          </table:table-cell>
        </table:table-row>
        <table:table-row>
          <table:table-cell table:style-name="Tabla33.A2" office:value-type="string">
            <text:p text:style-name="P27">Proposito</text:p>
          </table:table-cell>
          <table:table-cell table:style-name="Tabla33.B2" office:value-type="string">
            <text:p text:style-name="P56">El empleado verá la pagina correspondiente</text:p>
          </table:table-cell>
        </table:table-row>
        <table:table-row>
          <table:table-cell table:style-name="Tabla33.A2" office:value-type="string">
            <text:p text:style-name="P27">Resumen</text:p>
          </table:table-cell>
          <table:table-cell table:style-name="Tabla33.B2" office:value-type="string">
            <text:p text:style-name="P47">El empleado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27">Tipo</text:p>
          </table:table-cell>
          <table:table-cell table:style-name="Tabla33.B2" office:value-type="string">
            <text:p text:style-name="P53">Primario</text:p>
          </table:table-cell>
        </table:table-row>
        <table:table-row>
          <table:table-cell table:style-name="Tabla33.A2" office:value-type="string">
            <text:p text:style-name="P42">Precondicion</text:p>
          </table:table-cell>
          <table:table-cell table:style-name="Tabla33.B2" office:value-type="string">
            <text:p text:style-name="P54"/>
          </table:table-cell>
        </table:table-row>
      </table:table>
      <text:p text:style-name="P7"/>
      <text:p text:style-name="P7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8">Accion del actor</text:p>
          </table:table-cell>
          <table:table-cell table:style-name="Tabla34.B1" office:value-type="string">
            <text:p text:style-name="P28">Respuesta del sistema</text:p>
          </table:table-cell>
        </table:table-row>
        <table:table-row>
          <table:table-cell table:style-name="Tabla34.A2" office:value-type="string">
            <text:p text:style-name="P47">1. El empleado ingresa a la pagina</text:p>
          </table:table-cell>
          <table:table-cell table:style-name="Tabla34.B2" office:value-type="string">
            <text:p text:style-name="P46"/>
          </table:table-cell>
        </table:table-row>
        <table:table-row>
          <table:table-cell table:style-name="Tabla34.A2" office:value-type="string">
            <text:p text:style-name="P47">2. El empleado visualiza la pagina de inicio, e ingresa sus credenciales</text:p>
          </table:table-cell>
          <table:table-cell table:style-name="Tabla34.B2" office:value-type="string">
            <text:p text:style-name="P46"/>
          </table:table-cell>
        </table:table-row>
        <table:table-row>
          <table:table-cell table:style-name="Tabla34.A2" office:value-type="string">
            <text:p text:style-name="P47">3. El empleado manda sus <text:soft-page-break/>credenciales mediante un boton</text:p>
          </table:table-cell>
          <table:table-cell table:style-name="Tabla34.B2" office:value-type="string">
            <text:p text:style-name="P47">4. Se le muestran la pagina <text:soft-page-break/>correspondiente al empleado</text:p>
          </table:table-cell>
        </table:table-row>
      </table:table>
      <text:p text:style-name="P9"/>
      <text:p text:style-name="P15">Casos alternos:</text:p>
      <text:p text:style-name="P15">4. El empleado ha ingresado credenciales erroneas. Se recarga la pagina y se le muestra un mensaje aclarandole eso.</text:p>
      <text:p text:style-name="P8"/>
      <text:p text:style-name="P61">CASOS DE USO</text:p>
      <text:p text:style-name="P66">#<text:span text:style-name="T3">2</text:span> Alto nive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Nombre</text:p>
          </table:table-cell>
          <table:table-cell table:style-name="Tabla2.B1" office:value-type="string">
            <text:p text:style-name="P48">Crear cuenta de empleado</text:p>
          </table:table-cell>
        </table:table-row>
        <table:table-row>
          <table:table-cell table:style-name="Tabla2.A2" office:value-type="string">
            <text:p text:style-name="P23">Código</text:p>
          </table:table-cell>
          <table:table-cell table:style-name="Tabla2.B2" office:value-type="string">
            <text:p text:style-name="P48">CU002</text:p>
          </table:table-cell>
        </table:table-row>
        <table:table-row>
          <table:table-cell table:style-name="Tabla2.A2" office:value-type="string">
            <text:p text:style-name="P23">Actores</text:p>
          </table:table-cell>
          <table:table-cell table:style-name="Tabla2.B2" office:value-type="string">
            <text:p text:style-name="P48">Administrador, Empleado</text:p>
          </table:table-cell>
        </table:table-row>
        <table:table-row>
          <table:table-cell table:style-name="Tabla2.A2" office:value-type="string">
            <text:p text:style-name="P23">Descripción</text:p>
          </table:table-cell>
          <table:table-cell table:style-name="Tabla2.B2" office:value-type="string">
            <text:p text:style-name="P48">El empleado llega a solicitar una cuenta al administrador, quien le crea una y le dice las credenciales al empleado</text:p>
          </table:table-cell>
        </table:table-row>
        <table:table-row>
          <table:table-cell table:style-name="Tabla2.A2" office:value-type="string">
            <text:p text:style-name="P23">Tipo</text:p>
          </table:table-cell>
          <table:table-cell table:style-name="Tabla2.B2" office:value-type="string">
            <text:p text:style-name="P48">Primario</text:p>
          </table:table-cell>
        </table:table-row>
      </table:table>
      <text:p text:style-name="P14"/>
      <text:p text:style-name="P3">Expandido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Código</text:p>
          </table:table-cell>
          <table:table-cell table:style-name="Tabla3.B1" office:value-type="string">
            <text:p text:style-name="P57">CU002</text:p>
          </table:table-cell>
        </table:table-row>
        <table:table-row>
          <table:table-cell table:style-name="Tabla3.A2" office:value-type="string">
            <text:p text:style-name="P33">Caso de uso</text:p>
          </table:table-cell>
          <table:table-cell table:style-name="Tabla3.B2" office:value-type="string">
            <text:p text:style-name="P57">Crear cuenta de empleado</text:p>
          </table:table-cell>
        </table:table-row>
        <table:table-row>
          <table:table-cell table:style-name="Tabla3.A2" office:value-type="string">
            <text:p text:style-name="P33">Actores</text:p>
          </table:table-cell>
          <table:table-cell table:style-name="Tabla3.B2" office:value-type="string">
            <text:p text:style-name="P57">Empleado(Iniciador), Administrador</text:p>
          </table:table-cell>
        </table:table-row>
        <table:table-row>
          <table:table-cell table:style-name="Tabla3.A2" office:value-type="string">
            <text:p text:style-name="P33">Proposito</text:p>
          </table:table-cell>
          <table:table-cell table:style-name="Tabla3.B2" office:value-type="string">
            <text:p text:style-name="P57">El administrador creará una cuenta para el empleado</text:p>
          </table:table-cell>
        </table:table-row>
        <table:table-row>
          <table:table-cell table:style-name="Tabla3.A2" office:value-type="string">
            <text:p text:style-name="P33">Resumen</text:p>
          </table:table-cell>
          <table:table-cell table:style-name="Tabla3.B2" office:value-type="string">
            <text:p text:style-name="P57">El empleado llega a solicitar una cuenta al administrador, quien le crea una y le dice las credenciales al empleado</text:p>
          </table:table-cell>
        </table:table-row>
        <table:table-row>
          <table:table-cell table:style-name="Tabla3.A2" office:value-type="string">
            <text:p text:style-name="P33">Tipo</text:p>
          </table:table-cell>
          <table:table-cell table:style-name="Tabla3.B2" office:value-type="string">
            <text:p text:style-name="P57">Primario</text:p>
          </table:table-cell>
        </table:table-row>
        <table:table-row>
          <table:table-cell table:style-name="Tabla3.A2" office:value-type="string">
            <text:p text:style-name="P43">Precondicion</text:p>
          </table:table-cell>
          <table:table-cell table:style-name="Tabla3.B2" office:value-type="string">
            <text:p text:style-name="P57">CU001</text:p>
          </table:table-cell>
        </table:table-row>
      </table:table>
      <text:p text:style-name="P14"/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9">Accion del actor</text:p>
          </table:table-cell>
          <table:table-cell table:style-name="Tabla4.B1" office:value-type="string">
            <text:p text:style-name="P29">Respuesta del sistema</text:p>
          </table:table-cell>
        </table:table-row>
        <text:soft-page-break/>
        <table:table-row>
          <table:table-cell table:style-name="Tabla4.A2" office:value-type="string">
            <text:p text:style-name="P48">1. El empleado llega con el administrador y le solicita una cuenta</text:p>
          </table:table-cell>
          <table:table-cell table:style-name="Tabla4.B2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48">2. El administrador entra a la pagina correspondiente</text:p>
          </table:table-cell>
          <table:table-cell table:style-name="Tabla4.B2" office:value-type="string">
            <text:p text:style-name="P48">3. Se le muestra la pagina correspondiente al administrador</text:p>
          </table:table-cell>
        </table:table-row>
        <table:table-row>
          <table:table-cell table:style-name="Tabla4.A2" office:value-type="string">
            <text:p text:style-name="P48">4. El administrador le pregunta sus datos al empleado</text:p>
          </table:table-cell>
          <table:table-cell table:style-name="Tabla4.B2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48">5. El empleado proporciona sus datos</text:p>
          </table:table-cell>
          <table:table-cell table:style-name="Tabla4.B2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48">6. EL administrador digita los datos, y los ingresa</text:p>
          </table:table-cell>
          <table:table-cell table:style-name="Tabla4.B2" office:value-type="string">
            <text:p text:style-name="P48">7. Se le muestra al administrador un mensaje sobre la correcta creacion de la cuenta</text:p>
          </table:table-cell>
        </table:table-row>
      </table:table>
      <text:p text:style-name="P10"/>
      <text:p text:style-name="P16">Casos alternos:</text:p>
      <text:p text:style-name="P16">7. Los datos proporcionados por el empleado no coinciden con ningun registro de un empleado. Recargar la pagina y mostrarle el mensaje sobre eso.</text:p>
      <text:p text:style-name="P16"/>
      <text:p text:style-name="P62">CASOS DE USO</text:p>
      <text:p text:style-name="P67">#<text:span text:style-name="T3">3</text:span> Alto nivel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Nombre</text:p>
          </table:table-cell>
          <table:table-cell table:style-name="Tabla5.B1" office:value-type="string">
            <text:p text:style-name="P48">Ingresar solicitud de empleo</text:p>
          </table:table-cell>
        </table:table-row>
        <table:table-row>
          <table:table-cell table:style-name="Tabla5.A2" office:value-type="string">
            <text:p text:style-name="P24">Código</text:p>
          </table:table-cell>
          <table:table-cell table:style-name="Tabla5.B2" office:value-type="string">
            <text:p text:style-name="P48">CU003</text:p>
          </table:table-cell>
        </table:table-row>
        <table:table-row>
          <table:table-cell table:style-name="Tabla5.A2" office:value-type="string">
            <text:p text:style-name="P24">Actores</text:p>
          </table:table-cell>
          <table:table-cell table:style-name="Tabla5.B2" office:value-type="string">
            <text:p text:style-name="P48">Recepcionista, Candidato</text:p>
          </table:table-cell>
        </table:table-row>
        <table:table-row>
          <table:table-cell table:style-name="Tabla5.A2" office:value-type="string">
            <text:p text:style-name="P24">Descripción</text:p>
          </table:table-cell>
          <table:table-cell table:style-name="Tabla5.B2" office:value-type="string">
            <text:p text:style-name="P48">El candidato a empleado llega a solicitar empleo y el recepcionista ingresa dicha solicitud al sistema</text:p>
          </table:table-cell>
        </table:table-row>
        <table:table-row>
          <table:table-cell table:style-name="Tabla5.A2" office:value-type="string">
            <text:p text:style-name="P24">Tipo</text:p>
          </table:table-cell>
          <table:table-cell table:style-name="Tabla5.B2" office:value-type="string">
            <text:p text:style-name="P48">Primario</text:p>
          </table:table-cell>
        </table:table-row>
      </table:table>
      <text:p text:style-name="P17"/>
      <text:p text:style-name="P4">Expandido</text:p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9">Código</text:p>
          </table:table-cell>
          <table:table-cell table:style-name="Tabla6.B1" office:value-type="string">
            <text:p text:style-name="P57">CU003</text:p>
          </table:table-cell>
        </table:table-row>
        <table:table-row>
          <table:table-cell table:style-name="Tabla6.A2" office:value-type="string">
            <text:p text:style-name="P34">Caso de uso</text:p>
          </table:table-cell>
          <table:table-cell table:style-name="Tabla6.B2" office:value-type="string">
            <text:p text:style-name="P57">Ingresar solicitud de empleo</text:p>
          </table:table-cell>
        </table:table-row>
        <table:table-row>
          <table:table-cell table:style-name="Tabla6.A2" office:value-type="string">
            <text:p text:style-name="P34">Actores</text:p>
          </table:table-cell>
          <table:table-cell table:style-name="Tabla6.B2" office:value-type="string">
            <text:p text:style-name="P57">Candidato(Iniciador), <text:soft-page-break/>Recepcionista</text:p>
          </table:table-cell>
        </table:table-row>
        <table:table-row>
          <table:table-cell table:style-name="Tabla6.A2" office:value-type="string">
            <text:p text:style-name="P34">Proposito</text:p>
          </table:table-cell>
          <table:table-cell table:style-name="Tabla6.B2" office:value-type="string">
            <text:p text:style-name="P57">El recepcionista ingrese una solicitud a peticion de un candidato a empleado</text:p>
          </table:table-cell>
        </table:table-row>
        <table:table-row>
          <table:table-cell table:style-name="Tabla6.A2" office:value-type="string">
            <text:p text:style-name="P34">Resumen</text:p>
          </table:table-cell>
          <table:table-cell table:style-name="Tabla6.B2" office:value-type="string">
            <text:p text:style-name="P58">El candidato a empleado llega a solicitar empleo y el recepcionista ingresa dicha solicitud al sistema</text:p>
          </table:table-cell>
        </table:table-row>
        <table:table-row>
          <table:table-cell table:style-name="Tabla6.A2" office:value-type="string">
            <text:p text:style-name="P34">Tipo</text:p>
          </table:table-cell>
          <table:table-cell table:style-name="Tabla6.B2" office:value-type="string">
            <text:p text:style-name="P57">Primario</text:p>
          </table:table-cell>
        </table:table-row>
        <table:table-row>
          <table:table-cell table:style-name="Tabla6.A2" office:value-type="string">
            <text:p text:style-name="P43">Precondicion</text:p>
          </table:table-cell>
          <table:table-cell table:style-name="Tabla6.B2" office:value-type="string">
            <text:p text:style-name="P57">CU001</text:p>
          </table:table-cell>
        </table:table-row>
      </table:table>
      <text:p text:style-name="P17"/>
      <text:p text:style-name="P1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0">Accion del actor</text:p>
          </table:table-cell>
          <table:table-cell table:style-name="Tabla7.B1" office:value-type="string">
            <text:p text:style-name="P30">Respuesta del sistema</text:p>
          </table:table-cell>
        </table:table-row>
        <table:table-row>
          <table:table-cell table:style-name="Tabla7.A2" office:value-type="string">
            <text:p text:style-name="P48">1. El <text:span text:style-name="T4">candidato a empleado llega a solicitar empleo</text:span>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8">2. El <text:span text:style-name="T4">recepcionista ingresa a la pagina correspondiente</text:span>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51">3. El recepcionista le solicita los datos pertinentes al candidato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8"><text:span text:style-name="T4">4</text:span>. El <text:span text:style-name="T4">candidato a empleado</text:span> proporciona sus datos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8"><text:span text:style-name="T4">5</text:span>. E<text:span text:style-name="T4">l recepcionista</text:span> digita los datos, y los ingresa</text:p>
          </table:table-cell>
          <table:table-cell table:style-name="Tabla7.B2" office:value-type="string">
            <text:p text:style-name="P48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1"/>
      <text:p text:style-name="P18">Casos alternos:</text:p>
      <text:p text:style-name="P18">2. En la fecha actual no se hayan plazas disponibles. Informarle al candidato a empleado, y cancelar todos los procedimientos siguientes.</text:p>
      <text:p text:style-name="P18"/>
      <text:p text:style-name="P63">CASOS DE USO</text:p>
      <text:p text:style-name="P68">#<text:span text:style-name="T4">4</text:span> Alto nivel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5">Nombre</text:p>
          </table:table-cell>
          <table:table-cell table:style-name="Tabla8.B1" office:value-type="string">
            <text:p text:style-name="P49">Ingresar solicitud de empleo</text:p>
          </table:table-cell>
        </table:table-row>
        <table:table-row>
          <table:table-cell table:style-name="Tabla8.A2" office:value-type="string">
            <text:p text:style-name="P25">Código</text:p>
          </table:table-cell>
          <table:table-cell table:style-name="Tabla8.B2" office:value-type="string">
            <text:p text:style-name="P49">CU003</text:p>
          </table:table-cell>
        </table:table-row>
        <text:soft-page-break/>
        <table:table-row>
          <table:table-cell table:style-name="Tabla8.A2" office:value-type="string">
            <text:p text:style-name="P25">Actores</text:p>
          </table:table-cell>
          <table:table-cell table:style-name="Tabla8.B2" office:value-type="string">
            <text:p text:style-name="P49">Recepcionista, Candidato</text:p>
          </table:table-cell>
        </table:table-row>
        <table:table-row>
          <table:table-cell table:style-name="Tabla8.A2" office:value-type="string">
            <text:p text:style-name="P25">Descripción</text:p>
          </table:table-cell>
          <table:table-cell table:style-name="Tabla8.B2" office:value-type="string">
            <text:p text:style-name="P49">El candidato a empleado llega a solicitar empleo y el recepcionista ingresa dicha solicitud al sistema</text:p>
          </table:table-cell>
        </table:table-row>
        <table:table-row>
          <table:table-cell table:style-name="Tabla8.A2" office:value-type="string">
            <text:p text:style-name="P25">Tipo</text:p>
          </table:table-cell>
          <table:table-cell table:style-name="Tabla8.B2" office:value-type="string">
            <text:p text:style-name="P49">Primario</text:p>
          </table:table-cell>
        </table:table-row>
      </table:table>
      <text:p text:style-name="P19"/>
      <text:p text:style-name="P5">Expandido</text:p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0">Código</text:p>
          </table:table-cell>
          <table:table-cell table:style-name="Tabla9.B1" office:value-type="string">
            <text:p text:style-name="P58">CU003</text:p>
          </table:table-cell>
        </table:table-row>
        <table:table-row>
          <table:table-cell table:style-name="Tabla9.A2" office:value-type="string">
            <text:p text:style-name="P35">Caso de uso</text:p>
          </table:table-cell>
          <table:table-cell table:style-name="Tabla9.B2" office:value-type="string">
            <text:p text:style-name="P58">Ingresar solicitud de empleo</text:p>
          </table:table-cell>
        </table:table-row>
        <table:table-row>
          <table:table-cell table:style-name="Tabla9.A2" office:value-type="string">
            <text:p text:style-name="P35">Actores</text:p>
          </table:table-cell>
          <table:table-cell table:style-name="Tabla9.B2" office:value-type="string">
            <text:p text:style-name="P58">Candidato(Iniciador), Recepcionista</text:p>
          </table:table-cell>
        </table:table-row>
        <table:table-row>
          <table:table-cell table:style-name="Tabla9.A2" office:value-type="string">
            <text:p text:style-name="P35">Proposito</text:p>
          </table:table-cell>
          <table:table-cell table:style-name="Tabla9.B2" office:value-type="string">
            <text:p text:style-name="P58">El recepcionista ingrese una solicitud a peticion de un candidato a empleado</text:p>
          </table:table-cell>
        </table:table-row>
        <table:table-row>
          <table:table-cell table:style-name="Tabla9.A2" office:value-type="string">
            <text:p text:style-name="P35">Resumen</text:p>
          </table:table-cell>
          <table:table-cell table:style-name="Tabla9.B2" office:value-type="string">
            <text:p text:style-name="P58">El candidato a empleado llega a solicitar empleo y el recepcionista ingresa dicha solicitud al sistema</text:p>
          </table:table-cell>
        </table:table-row>
        <table:table-row>
          <table:table-cell table:style-name="Tabla9.A2" office:value-type="string">
            <text:p text:style-name="P35">Tipo</text:p>
          </table:table-cell>
          <table:table-cell table:style-name="Tabla9.B2" office:value-type="string">
            <text:p text:style-name="P58">Primario</text:p>
          </table:table-cell>
        </table:table-row>
        <table:table-row>
          <table:table-cell table:style-name="Tabla9.A2" office:value-type="string">
            <text:p text:style-name="P44">Precondicion</text:p>
          </table:table-cell>
          <table:table-cell table:style-name="Tabla9.B2" office:value-type="string">
            <text:p text:style-name="P58">CU001</text:p>
          </table:table-cell>
        </table:table-row>
      </table:table>
      <text:p text:style-name="P19"/>
      <text:p text:style-name="P19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1">Accion del actor</text:p>
          </table:table-cell>
          <table:table-cell table:style-name="Tabla10.B1" office:value-type="string">
            <text:p text:style-name="P31">Respuesta del sistema</text:p>
          </table:table-cell>
        </table:table-row>
        <table:table-row>
          <table:table-cell table:style-name="Tabla10.A2" office:value-type="string">
            <text:p text:style-name="P49">1. El <text:span text:style-name="T4">candidato a empleado llega a solicitar empleo</text:span></text:p>
          </table:table-cell>
          <table:table-cell table:style-name="Tabla10.B2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49">2. El <text:span text:style-name="T4">recepcionista ingresa a la pagina correspondiente</text:span></text:p>
          </table:table-cell>
          <table:table-cell table:style-name="Tabla10.B2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51">3. El recepcionista le solicita los datos pertinentes al candidato</text:p>
          </table:table-cell>
          <table:table-cell table:style-name="Tabla10.B2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49"><text:span text:style-name="T4">4</text:span>. El <text:span text:style-name="T4">candidato a empleado</text:span> proporciona sus datos</text:p>
          </table:table-cell>
          <table:table-cell table:style-name="Tabla10.B2" office:value-type="string">
            <text:p text:style-name="P49"/>
          </table:table-cell>
        </table:table-row>
        <text:soft-page-break/>
        <table:table-row>
          <table:table-cell table:style-name="Tabla10.A2" office:value-type="string">
            <text:p text:style-name="P49"><text:span text:style-name="T4">5</text:span>. E<text:span text:style-name="T4">l recepcionista</text:span> digita los datos, y los ingresa</text:p>
          </table:table-cell>
          <table:table-cell table:style-name="Tabla10.B2" office:value-type="string">
            <text:p text:style-name="P49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2"/>
      <text:p text:style-name="P64">CASOS DE USO</text:p>
      <text:p text:style-name="P69">#<text:span text:style-name="T5">5</text:span> Alto nivel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6">Nombre</text:p>
          </table:table-cell>
          <table:table-cell table:style-name="Tabla11.B1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Código</text:p>
          </table:table-cell>
          <table:table-cell table:style-name="Tabla11.B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Actores</text:p>
          </table:table-cell>
          <table:table-cell table:style-name="Tabla11.B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Descripción</text:p>
          </table:table-cell>
          <table:table-cell table:style-name="Tabla11.B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Tipo</text:p>
          </table:table-cell>
          <table:table-cell table:style-name="Tabla11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1">Código</text:p>
          </table:table-cell>
          <table:table-cell table:style-name="Tabla12.B1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Caso de uso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Actores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Proposito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Resumen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Tipo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45">Precondicion</text:p>
          </table:table-cell>
          <table:table-cell table:style-name="Tabla12.B2" office:value-type="string">
            <text:p text:style-name="P59"/>
          </table:table-cell>
        </table:table-row>
      </table:table>
      <text:p text:style-name="P20"/>
      <text:p text:style-name="P20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2">Accion del actor</text:p>
          </table:table-cell>
          <table:table-cell table:style-name="Tabla13.B1" office:value-type="string">
            <text:p text:style-name="P32">Respuesta del sistema</text:p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2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14" table:style-name="Tabla14">
        <table:table-column table:style-name="Tabla14.A"/>
        <table:table-column table:style-name="Tabla14.B"/>
        <text:soft-page-break/>
        <table:table-row>
          <table:table-cell table:style-name="Tabla14.A1" office:value-type="string">
            <text:p text:style-name="P26">Nombre</text:p>
          </table:table-cell>
          <table:table-cell table:style-name="Tabla14.B1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Código</text:p>
          </table:table-cell>
          <table:table-cell table:style-name="Tabla14.B2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Actores</text:p>
          </table:table-cell>
          <table:table-cell table:style-name="Tabla14.B2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Descripción</text:p>
          </table:table-cell>
          <table:table-cell table:style-name="Tabla14.B2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Tipo</text:p>
          </table:table-cell>
          <table:table-cell table:style-name="Tabla14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1">Código</text:p>
          </table:table-cell>
          <table:table-cell table:style-name="Tabla15.B1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Caso de uso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Actores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Proposito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Resumen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Tipo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45">Precondicion</text:p>
          </table:table-cell>
          <table:table-cell table:style-name="Tabla15.B2" office:value-type="string">
            <text:p text:style-name="P59"/>
          </table:table-cell>
        </table:table-row>
      </table:table>
      <text:p text:style-name="P20"/>
      <text:p text:style-name="P2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2">Accion del actor</text:p>
          </table:table-cell>
          <table:table-cell table:style-name="Tabla16.B1" office:value-type="string">
            <text:p text:style-name="P32">Respuesta del sistema</text:p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2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6">Nombre</text:p>
          </table:table-cell>
          <table:table-cell table:style-name="Tabla17.B1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Código</text:p>
          </table:table-cell>
          <table:table-cell table:style-name="Tabla17.B2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Actores</text:p>
          </table:table-cell>
          <table:table-cell table:style-name="Tabla17.B2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Descripción</text:p>
          </table:table-cell>
          <table:table-cell table:style-name="Tabla17.B2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Tipo</text:p>
          </table:table-cell>
          <table:table-cell table:style-name="Tabla17.B2" office:value-type="string">
            <text:p text:style-name="P50"/>
          </table:table-cell>
        </table:table-row>
      </table:table>
      <text:p text:style-name="P20"/>
      <text:p text:style-name="P6"><text:soft-page-break/>Expandido</text:p>
      <text:p text:style-name="P6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1">Código</text:p>
          </table:table-cell>
          <table:table-cell table:style-name="Tabla18.B1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Caso de uso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Actores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Proposito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Resumen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Tipo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45">Precondicion</text:p>
          </table:table-cell>
          <table:table-cell table:style-name="Tabla18.B2" office:value-type="string">
            <text:p text:style-name="P59"/>
          </table:table-cell>
        </table:table-row>
      </table:table>
      <text:p text:style-name="P20"/>
      <text:p text:style-name="P20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2">Accion del actor</text:p>
          </table:table-cell>
          <table:table-cell table:style-name="Tabla19.B1" office:value-type="string">
            <text:p text:style-name="P32">Respuesta del sistema</text:p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2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6">Nombre</text:p>
          </table:table-cell>
          <table:table-cell table:style-name="Tabla20.B1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Código</text:p>
          </table:table-cell>
          <table:table-cell table:style-name="Tabla20.B2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Actores</text:p>
          </table:table-cell>
          <table:table-cell table:style-name="Tabla20.B2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Descripción</text:p>
          </table:table-cell>
          <table:table-cell table:style-name="Tabla20.B2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Tipo</text:p>
          </table:table-cell>
          <table:table-cell table:style-name="Tabla20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41">Código</text:p>
          </table:table-cell>
          <table:table-cell table:style-name="Tabla21.B1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Caso de uso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Actores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Proposito</text:p>
          </table:table-cell>
          <table:table-cell table:style-name="Tabla21.B2" office:value-type="string">
            <text:p text:style-name="P59"/>
          </table:table-cell>
        </table:table-row>
        <text:soft-page-break/>
        <table:table-row>
          <table:table-cell table:style-name="Tabla21.A2" office:value-type="string">
            <text:p text:style-name="P36">Resumen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Tipo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45">Precondicion</text:p>
          </table:table-cell>
          <table:table-cell table:style-name="Tabla21.B2" office:value-type="string">
            <text:p text:style-name="P59"/>
          </table:table-cell>
        </table:table-row>
      </table:table>
      <text:p text:style-name="P20"/>
      <text:p text:style-name="P20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2">Accion del actor</text:p>
          </table:table-cell>
          <table:table-cell table:style-name="Tabla22.B1" office:value-type="string">
            <text:p text:style-name="P32">Respuesta del sistema</text:p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2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6">Nombre</text:p>
          </table:table-cell>
          <table:table-cell table:style-name="Tabla23.B1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Código</text:p>
          </table:table-cell>
          <table:table-cell table:style-name="Tabla23.B2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Actores</text:p>
          </table:table-cell>
          <table:table-cell table:style-name="Tabla23.B2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Descripción</text:p>
          </table:table-cell>
          <table:table-cell table:style-name="Tabla23.B2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Tipo</text:p>
          </table:table-cell>
          <table:table-cell table:style-name="Tabla23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41">Código</text:p>
          </table:table-cell>
          <table:table-cell table:style-name="Tabla24.B1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Caso de uso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Actores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Proposito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Resumen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Tipo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45">Precondicion</text:p>
          </table:table-cell>
          <table:table-cell table:style-name="Tabla24.B2" office:value-type="string">
            <text:p text:style-name="P59"/>
          </table:table-cell>
        </table:table-row>
      </table:table>
      <text:p text:style-name="P20"/>
      <text:p text:style-name="P20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2">Accion del actor</text:p>
          </table:table-cell>
          <table:table-cell table:style-name="Tabla25.B1" office:value-type="string">
            <text:p text:style-name="P32">Respuesta del sistema</text:p>
          </table:table-cell>
        </table:table-row>
        <text:soft-page-break/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2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6">Nombre</text:p>
          </table:table-cell>
          <table:table-cell table:style-name="Tabla26.B1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Código</text:p>
          </table:table-cell>
          <table:table-cell table:style-name="Tabla26.B2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Actores</text:p>
          </table:table-cell>
          <table:table-cell table:style-name="Tabla26.B2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Descripción</text:p>
          </table:table-cell>
          <table:table-cell table:style-name="Tabla26.B2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Tipo</text:p>
          </table:table-cell>
          <table:table-cell table:style-name="Tabla26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1">Código</text:p>
          </table:table-cell>
          <table:table-cell table:style-name="Tabla27.B1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Caso de uso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Actores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Proposito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Resumen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Tipo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45">Precondicion</text:p>
          </table:table-cell>
          <table:table-cell table:style-name="Tabla27.B2" office:value-type="string">
            <text:p text:style-name="P59"/>
          </table:table-cell>
        </table:table-row>
      </table:table>
      <text:p text:style-name="P20"/>
      <text:p text:style-name="P20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2">Accion del actor</text:p>
          </table:table-cell>
          <table:table-cell table:style-name="Tabla28.B1" office:value-type="string">
            <text:p text:style-name="P32">Respuesta del sistema</text:p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2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</table:table>
      <text:p text:style-name="P13"/>
      <text:p text:style-name="P69"><text:soft-page-break/># Alto nivel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6">Nombre</text:p>
          </table:table-cell>
          <table:table-cell table:style-name="Tabla29.B1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Código</text:p>
          </table:table-cell>
          <table:table-cell table:style-name="Tabla29.B2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Actores</text:p>
          </table:table-cell>
          <table:table-cell table:style-name="Tabla29.B2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Descripción</text:p>
          </table:table-cell>
          <table:table-cell table:style-name="Tabla29.B2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Tipo</text:p>
          </table:table-cell>
          <table:table-cell table:style-name="Tabla29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41">Código</text:p>
          </table:table-cell>
          <table:table-cell table:style-name="Tabla30.B1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Caso de uso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Actores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Proposito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Resumen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Tipo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45">Precondicion</text:p>
          </table:table-cell>
          <table:table-cell table:style-name="Tabla30.B2" office:value-type="string">
            <text:p text:style-name="P59"/>
          </table:table-cell>
        </table:table-row>
      </table:table>
      <text:p text:style-name="P20"/>
      <text:p text:style-name="P20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2">Accion del actor</text:p>
          </table:table-cell>
          <table:table-cell table:style-name="Tabla31.B1" office:value-type="string">
            <text:p text:style-name="P32">Respuesta del sistema</text:p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2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6">Nombre</text:p>
          </table:table-cell>
          <table:table-cell table:style-name="Tabla32.B1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Código</text:p>
          </table:table-cell>
          <table:table-cell table:style-name="Tabla32.B2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Actores</text:p>
          </table:table-cell>
          <table:table-cell table:style-name="Tabla32.B2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Descripción</text:p>
          </table:table-cell>
          <table:table-cell table:style-name="Tabla32.B2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Tipo</text:p>
          </table:table-cell>
          <table:table-cell table:style-name="Tabla32.B2" office:value-type="string">
            <text:p text:style-name="P50"/>
          </table:table-cell>
        </table:table-row>
      </table:table>
      <text:p text:style-name="P20"><text:soft-page-break/></text:p>
      <text:p text:style-name="P6">Expandido</text:p>
      <text:p text:style-name="P6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41">Código</text:p>
          </table:table-cell>
          <table:table-cell table:style-name="Tabla35.B1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Caso de uso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Actores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Proposito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Resumen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Tipo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45">Precondicion</text:p>
          </table:table-cell>
          <table:table-cell table:style-name="Tabla35.B2" office:value-type="string">
            <text:p text:style-name="P59"/>
          </table:table-cell>
        </table:table-row>
      </table:table>
      <text:p text:style-name="P20"/>
      <text:p text:style-name="P20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32">Accion del actor</text:p>
          </table:table-cell>
          <table:table-cell table:style-name="Tabla36.B1" office:value-type="string">
            <text:p text:style-name="P32">Respuesta del sistema</text:p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2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26">Nombre</text:p>
          </table:table-cell>
          <table:table-cell table:style-name="Tabla37.B1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Código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Actores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Descripción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Tipo</text:p>
          </table:table-cell>
          <table:table-cell table:style-name="Tabla37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41">Código</text:p>
          </table:table-cell>
          <table:table-cell table:style-name="Tabla38.B1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Caso de uso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Actores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Proposito</text:p>
          </table:table-cell>
          <table:table-cell table:style-name="Tabla38.B2" office:value-type="string">
            <text:p text:style-name="P59"/>
          </table:table-cell>
        </table:table-row>
        <text:soft-page-break/>
        <table:table-row>
          <table:table-cell table:style-name="Tabla38.A2" office:value-type="string">
            <text:p text:style-name="P36">Resumen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Tipo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45">Precondicion</text:p>
          </table:table-cell>
          <table:table-cell table:style-name="Tabla38.B2" office:value-type="string">
            <text:p text:style-name="P59"/>
          </table:table-cell>
        </table:table-row>
      </table:table>
      <text:p text:style-name="P20"/>
      <text:p text:style-name="P20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32">Accion del actor</text:p>
          </table:table-cell>
          <table:table-cell table:style-name="Tabla39.B1" office:value-type="string">
            <text:p text:style-name="P32">Respuesta del sistema</text:p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2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26">Nombre</text:p>
          </table:table-cell>
          <table:table-cell table:style-name="Tabla40.B1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Código</text:p>
          </table:table-cell>
          <table:table-cell table:style-name="Tabla40.B2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Actores</text:p>
          </table:table-cell>
          <table:table-cell table:style-name="Tabla40.B2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Descripción</text:p>
          </table:table-cell>
          <table:table-cell table:style-name="Tabla40.B2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Tipo</text:p>
          </table:table-cell>
          <table:table-cell table:style-name="Tabla40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41">Código</text:p>
          </table:table-cell>
          <table:table-cell table:style-name="Tabla41.B1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Caso de uso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Actores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Proposito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Resumen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Tipo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45">Precondicion</text:p>
          </table:table-cell>
          <table:table-cell table:style-name="Tabla41.B2" office:value-type="string">
            <text:p text:style-name="P59"/>
          </table:table-cell>
        </table:table-row>
      </table:table>
      <text:p text:style-name="P20"/>
      <text:p text:style-name="P20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2">Accion del actor</text:p>
          </table:table-cell>
          <table:table-cell table:style-name="Tabla42.B1" office:value-type="string">
            <text:p text:style-name="P32">Respuesta del sistema</text:p>
          </table:table-cell>
        </table:table-row>
        <text:soft-page-break/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2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</table:table>
      <text:p text:style-name="P69"># Alto nivel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26">Nombre</text:p>
          </table:table-cell>
          <table:table-cell table:style-name="Tabla43.B1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Código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Actores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Descripción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Tipo</text:p>
          </table:table-cell>
          <table:table-cell table:style-name="Tabla43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41">Código</text:p>
          </table:table-cell>
          <table:table-cell table:style-name="Tabla44.B1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Caso de uso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Actores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Proposito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Resumen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Tipo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45">Precondicion</text:p>
          </table:table-cell>
          <table:table-cell table:style-name="Tabla44.B2" office:value-type="string">
            <text:p text:style-name="P59"/>
          </table:table-cell>
        </table:table-row>
      </table:table>
      <text:p text:style-name="P20"/>
      <text:p text:style-name="P20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32">Accion del actor</text:p>
          </table:table-cell>
          <table:table-cell table:style-name="Tabla45.B1" office:value-type="string">
            <text:p text:style-name="P32">Respuesta del sistema</text:p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2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46" table:style-name="Tabla46">
        <table:table-column table:style-name="Tabla46.A"/>
        <table:table-column table:style-name="Tabla46.B"/>
        <text:soft-page-break/>
        <table:table-row>
          <table:table-cell table:style-name="Tabla46.A1" office:value-type="string">
            <text:p text:style-name="P26">Nombre</text:p>
          </table:table-cell>
          <table:table-cell table:style-name="Tabla46.B1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Código</text:p>
          </table:table-cell>
          <table:table-cell table:style-name="Tabla46.B2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Actores</text:p>
          </table:table-cell>
          <table:table-cell table:style-name="Tabla46.B2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Descripción</text:p>
          </table:table-cell>
          <table:table-cell table:style-name="Tabla46.B2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Tipo</text:p>
          </table:table-cell>
          <table:table-cell table:style-name="Tabla46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41">Código</text:p>
          </table:table-cell>
          <table:table-cell table:style-name="Tabla47.B1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Caso de uso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Actores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Proposito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Resumen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Tipo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45">Precondicion</text:p>
          </table:table-cell>
          <table:table-cell table:style-name="Tabla47.B2" office:value-type="string">
            <text:p text:style-name="P59"/>
          </table:table-cell>
        </table:table-row>
      </table:table>
      <text:p text:style-name="P20"/>
      <text:p text:style-name="P20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32">Accion del actor</text:p>
          </table:table-cell>
          <table:table-cell table:style-name="Tabla48.B1" office:value-type="string">
            <text:p text:style-name="P32">Respuesta del sistema</text:p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2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26">Nombre</text:p>
          </table:table-cell>
          <table:table-cell table:style-name="Tabla49.B1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Código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Actores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Descripción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Tipo</text:p>
          </table:table-cell>
          <table:table-cell table:style-name="Tabla49.B2" office:value-type="string">
            <text:p text:style-name="P50"/>
          </table:table-cell>
        </table:table-row>
      </table:table>
      <text:p text:style-name="P20"/>
      <text:p text:style-name="P6"><text:soft-page-break/>Expandido</text:p>
      <text:p text:style-name="P6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41">Código</text:p>
          </table:table-cell>
          <table:table-cell table:style-name="Tabla50.B1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Caso de uso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Actores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Proposito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Resumen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Tipo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45">Precondicion</text:p>
          </table:table-cell>
          <table:table-cell table:style-name="Tabla50.B2" office:value-type="string">
            <text:p text:style-name="P59"/>
          </table:table-cell>
        </table:table-row>
      </table:table>
      <text:p text:style-name="P20"/>
      <text:p text:style-name="P20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32">Accion del actor</text:p>
          </table:table-cell>
          <table:table-cell table:style-name="Tabla51.B1" office:value-type="string">
            <text:p text:style-name="P32">Respuesta del sistema</text:p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2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2:34.501399590</meta:creation-date>
    <dc:date>2019-12-13T22:37:55.999793378</dc:date>
    <meta:editing-duration>PT7H9M37S</meta:editing-duration>
    <meta:editing-cycles>15</meta:editing-cycles>
    <meta:generator>LibreOffice/6.2.7.1$Linux_X86_64 LibreOffice_project/20$Build-1</meta:generator>
    <meta:document-statistic meta:table-count="51" meta:image-count="0" meta:object-count="0" meta:page-count="16" meta:paragraph-count="353" meta:word-count="949" meta:character-count="5922" meta:non-whitespace-character-count="5326"/>
  </office:meta>
</office:document-meta>
</file>